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0 – Introduction</text:h>
      <text:p text:style-name="Text_20_body">In an attempt to improve my software development skills, I've decided to scratch an itch. <text:s/>I develop Java web applications using the GNOME Desktop, Ant, and gEdit. <text:s/>I also use a continuous integration server to make sure my code jives with the other developers on my team. <text:s/>We currently use Hudson, which has a very nice web interface, but it is a bit of a pain to develop on a 12” notebook and keep an IDE and a browser open, just to monitor the build statuses.</text:p>
      <text:p text:style-name="Text_20_body">I am planning to develop a GNOME panel applet that will monitor a CI server and report back the build statuses and other various metrics. <text:s/>The applet will be implemented in Python using the GNOME applet framework included with GNOME by default. <text:s/>My base distribution is Ubuntu 7.10, with the potential of moving to Ubuntu 8.04 when it becomes available.</text:p>
      <text:h text:style-name="Heading_20_1" text:outline-level="1">2.0 – Planning Requirements</text:h>
      <text:p text:style-name="Text_20_body">In addition to improving my software development skills, I will also attempt to improve my software project management skills. <text:s/>I am expecting to manage the entire software process, from planning to implementation to release and maintenance. <text:s/>I expect to develop a project plan which will include time lines for planning, development, project set up (online) <text:s/>prior to any actual code writing. <text:s/>Also, since this is a personal project, funded by only myself, excellent time management is critical to the success of the project. <text:s/>I would like to spend around at a minimum of 8 hours per week at the beginning.</text:p>
      <text:h text:style-name="Heading_20_1" text:outline-level="1">3.0 - Functional Requirem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11T09:37:40</meta:creation-date>
    <dc:creator>Brian Munroe</dc:creator>
    <dc:date>2008-03-20T09:54:39</dc:date>
    <meta:editing-cycles>11</meta:editing-cycles>
    <meta:editing-duration>PT1H18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54" meta:character-count="1496"/>
  </office:meta>
</office:document-meta>
</file>